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df20" officeooo:paragraph-rsid="0006df20"/>
    </style:style>
    <style:style style:name="P2" style:family="paragraph" style:parent-style-name="Standard">
      <style:text-properties officeooo:rsid="000734d6" officeooo:paragraph-rsid="000734d6"/>
    </style:style>
    <style:style style:name="P3" style:family="paragraph" style:parent-style-name="Standard">
      <style:text-properties officeooo:rsid="0008beb2" officeooo:paragraph-rsid="0008beb2"/>
    </style:style>
    <style:style style:name="P4" style:family="paragraph" style:parent-style-name="Standard">
      <style:text-properties officeooo:rsid="0009e248" officeooo:paragraph-rsid="0009e248"/>
    </style:style>
    <style:style style:name="P5" style:family="paragraph" style:parent-style-name="Standard">
      <style:text-properties officeooo:rsid="000c6b96" officeooo:paragraph-rsid="000c6b96"/>
    </style:style>
    <style:style style:name="P6" style:family="paragraph" style:parent-style-name="Standard">
      <style:text-properties officeooo:rsid="000da505" officeooo:paragraph-rsid="000da505"/>
    </style:style>
    <style:style style:name="P7" style:family="paragraph" style:parent-style-name="Standard">
      <style:text-properties officeooo:rsid="000e107b" officeooo:paragraph-rsid="000e107b"/>
    </style:style>
    <style:style style:name="P8" style:family="paragraph" style:parent-style-name="Standard">
      <style:text-properties officeooo:rsid="000e107b" officeooo:paragraph-rsid="00247aa6"/>
    </style:style>
    <style:style style:name="P9" style:family="paragraph" style:parent-style-name="Standard">
      <style:text-properties officeooo:rsid="000f384a" officeooo:paragraph-rsid="000f384a"/>
    </style:style>
    <style:style style:name="P10" style:family="paragraph" style:parent-style-name="Standard">
      <style:text-properties officeooo:rsid="000f384a" officeooo:paragraph-rsid="00111061"/>
    </style:style>
    <style:style style:name="P11" style:family="paragraph" style:parent-style-name="Standard">
      <style:text-properties officeooo:rsid="0012c32f" officeooo:paragraph-rsid="0012c32f"/>
    </style:style>
    <style:style style:name="P12" style:family="paragraph" style:parent-style-name="Standard">
      <style:text-properties officeooo:rsid="00144344" officeooo:paragraph-rsid="00144344"/>
    </style:style>
    <style:style style:name="P13" style:family="paragraph" style:parent-style-name="Standard">
      <style:text-properties officeooo:rsid="0014ea61" officeooo:paragraph-rsid="0014ea61"/>
    </style:style>
    <style:style style:name="P14" style:family="paragraph" style:parent-style-name="Standard">
      <style:text-properties officeooo:rsid="00184b82" officeooo:paragraph-rsid="00184b82"/>
    </style:style>
    <style:style style:name="P15" style:family="paragraph" style:parent-style-name="Standard">
      <style:text-properties officeooo:rsid="00194bc5" officeooo:paragraph-rsid="00194bc5"/>
    </style:style>
    <style:style style:name="P16" style:family="paragraph" style:parent-style-name="Standard">
      <style:text-properties officeooo:rsid="001d823f" officeooo:paragraph-rsid="001d823f"/>
    </style:style>
    <style:style style:name="P17" style:family="paragraph" style:parent-style-name="Standard">
      <style:text-properties officeooo:rsid="001fe72b" officeooo:paragraph-rsid="001fe72b"/>
    </style:style>
    <style:style style:name="P18" style:family="paragraph" style:parent-style-name="Standard">
      <style:text-properties officeooo:rsid="0022f7f5" officeooo:paragraph-rsid="0022f7f5"/>
    </style:style>
    <style:style style:name="P19" style:family="paragraph" style:parent-style-name="Standard">
      <style:text-properties officeooo:rsid="0024301b" officeooo:paragraph-rsid="0024301b"/>
    </style:style>
    <style:style style:name="P20" style:family="paragraph" style:parent-style-name="Standard">
      <style:text-properties officeooo:rsid="0024ed18" officeooo:paragraph-rsid="0024ed18"/>
    </style:style>
    <style:style style:name="P21" style:family="paragraph" style:parent-style-name="Standard">
      <style:text-properties officeooo:rsid="0028bfd0" officeooo:paragraph-rsid="0028bfd0"/>
    </style:style>
    <style:style style:name="T1" style:family="text">
      <style:text-properties officeooo:rsid="0008062f"/>
    </style:style>
    <style:style style:name="T2" style:family="text">
      <style:text-properties officeooo:rsid="0008beb2"/>
    </style:style>
    <style:style style:name="T3" style:family="text">
      <style:text-properties officeooo:rsid="000acd38"/>
    </style:style>
    <style:style style:name="T4" style:family="text">
      <style:text-properties officeooo:rsid="000d42b8"/>
    </style:style>
    <style:style style:name="T5" style:family="text">
      <style:text-properties officeooo:rsid="000f384a"/>
    </style:style>
    <style:style style:name="T6" style:family="text">
      <style:text-properties officeooo:rsid="00111061"/>
    </style:style>
    <style:style style:name="T7" style:family="text">
      <style:text-properties officeooo:rsid="0012c32f"/>
    </style:style>
    <style:style style:name="T8" style:family="text">
      <style:text-properties officeooo:rsid="0019e5d5"/>
    </style:style>
    <style:style style:name="T9" style:family="text">
      <style:text-properties officeooo:rsid="00282a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Kyle Kloberdanz</text:p>
      <text:p text:style-name="P1">1)</text:p>
      <text:p text:style-name="P1">As the address space grows, so to<text:span text:style-name="T2">o</text:span> must the page table, because each location of the address space must be mapped in the page table</text:p>
      <text:p text:style-name="P1"/>
      <text:p text:style-name="P3">Larger page sizes means that the page table will be smaller.</text:p>
      <text:p text:style-name="P1"/>
      <text:p text:style-name="P2">Larger pages means that the size of the page table can be smaller, <text:span text:style-name="T1">and would then appear at first to use memory more efficiently, but larger pages also have the potential to waste memory, because larger pages allow larger chunks of unused memory within each page. </text:span></text:p>
      <text:p text:style-name="P1"/>
      <text:p text:style-name="P4">2)</text:p>
      <text:p text:style-name="P4"/>
      <text:p text:style-name="P4"><text:span text:style-name="T7">Command: </text:span>paging-linear-translate.py -P 1k -a 16k -p 32k -v -<text:span text:style-name="T5">u</text:span> 0</text:p>
      <text:p text:style-name="P16">16KB AS → 14 bit VA, 1KB Page Size → 10 bit offset</text:p>
      <text:p text:style-name="P16"/>
      <text:p text:style-name="P9">Page Table (from entry 0 down to the max size)</text:p>
      <text:p text:style-name="P9"><text:s text:c="2"/>[ <text:s text:c="6"/>0] <text:s text:c="2"/>0x00000000</text:p>
      <text:p text:style-name="P9"><text:s text:c="2"/>[ <text:s text:c="6"/>1] <text:s text:c="2"/>0x00000000</text:p>
      <text:p text:style-name="P9"><text:s text:c="2"/>[ <text:s text:c="6"/>2] <text:s text:c="2"/>0x00000000</text:p>
      <text:p text:style-name="P9"><text:s text:c="2"/>[ <text:s text:c="6"/>3] <text:s text:c="2"/>0x00000000</text:p>
      <text:p text:style-name="P9"><text:s text:c="2"/>[ <text:s text:c="6"/>4] <text:s text:c="2"/>0x00000000</text:p>
      <text:p text:style-name="P9"><text:s text:c="2"/>[ <text:s text:c="6"/>5] <text:s text:c="2"/>0x00000000</text:p>
      <text:p text:style-name="P9"><text:s text:c="2"/>[ <text:s text:c="6"/>6] <text:s text:c="2"/>0x00000000</text:p>
      <text:p text:style-name="P9"><text:s text:c="2"/>[ <text:s text:c="6"/>7] <text:s text:c="2"/>0x00000000</text:p>
      <text:p text:style-name="P9"><text:s text:c="2"/>[ <text:s text:c="6"/>8] <text:s text:c="2"/>0x00000000</text:p>
      <text:p text:style-name="P9"><text:s text:c="2"/>[ <text:s text:c="6"/>9] <text:s text:c="2"/>0x00000000</text:p>
      <text:p text:style-name="P9"><text:s text:c="2"/>[ <text:s text:c="5"/>10] <text:s text:c="2"/>0x00000000</text:p>
      <text:p text:style-name="P9"><text:s text:c="2"/>[ <text:s text:c="5"/>11] <text:s text:c="2"/>0x00000000</text:p>
      <text:p text:style-name="P9"><text:s text:c="2"/>[ <text:s text:c="5"/>12] <text:s text:c="2"/>0x00000000</text:p>
      <text:p text:style-name="P9"><text:s text:c="2"/>[ <text:s text:c="5"/>13] <text:s text:c="2"/>0x00000000</text:p>
      <text:p text:style-name="P9"><text:s text:c="2"/>[ <text:s text:c="5"/>14] <text:s text:c="2"/>0x00000000</text:p>
      <text:p text:style-name="P9"><text:s text:c="2"/>[ <text:s text:c="5"/>15] <text:s text:c="2"/>0x00000000</text:p>
      <text:p text:style-name="P9"/>
      <text:p text:style-name="P9">Virtual Address Trace</text:p>
      <text:p text:style-name="P9"><text:s text:c="2"/>VA 0x00003a39 (decimal: <text:s text:c="3"/>14905) --&gt; PA or invalid address?</text:p>
      <text:p text:style-name="P9"><text:tab/>→<text:span text:style-name="T6"> Invalid address, valid bit = 0</text:span></text:p>
      <text:p text:style-name="P9"/>
      <text:p text:style-name="P9"><text:s text:c="2"/>VA 0x00003ee5 (decimal: <text:s text:c="3"/>16101) --&gt; PA or invalid address?</text:p>
      <text:p text:style-name="P10"><text:tab/>→<text:span text:style-name="T6"> Invalid address, valid bit = 0</text:span></text:p>
      <text:p text:style-name="P10"/>
      <text:p text:style-name="P9"><text:s text:c="2"/>VA 0x000033da (decimal: <text:s text:c="3"/>13274) --&gt; PA or invalid address?</text:p>
      <text:p text:style-name="P10"><text:tab/>→<text:span text:style-name="T6"> Invalid address, valid bit = 0</text:span></text:p>
      <text:p text:style-name="P10"/>
      <text:p text:style-name="P9"><text:s text:c="2"/>VA 0x000039bd (decimal: <text:s text:c="3"/>14781) --&gt; PA or invalid address?</text:p>
      <text:p text:style-name="P10"><text:tab/>→<text:span text:style-name="T6"> Invalid address, valid bit = 0</text:span></text:p>
      <text:p text:style-name="P10"/>
      <text:p text:style-name="P9"><text:s text:c="2"/>VA 0x000013d9 (decimal: <text:s text:c="4"/>5081) --&gt; PA or invalid address?</text:p>
      <text:p text:style-name="P10"><text:tab/>→<text:span text:style-name="T6"> Invalid address, valid bit = 0</text:span></text:p>
      <text:p text:style-name="P11"><text:soft-page-break/>Command: paging-linear-translate.py <text:s/>-P 1k -a 16k -p 32k -v -u 25</text:p>
      <text:p text:style-name="P11"/>
      <text:p text:style-name="P11">Page Table (from entry 0 down to the max size)</text:p>
      <text:p text:style-name="P11"><text:s text:c="2"/>[ <text:s text:c="6"/>0] <text:s text:c="2"/>0x80000018</text:p>
      <text:p text:style-name="P11"><text:s text:c="2"/>[ <text:s text:c="6"/>1] <text:s text:c="2"/>0x00000000</text:p>
      <text:p text:style-name="P11"><text:s text:c="2"/>[ <text:s text:c="6"/>2] <text:s text:c="2"/>0x00000000</text:p>
      <text:p text:style-name="P11"><text:s text:c="2"/>[ <text:s text:c="6"/>3] <text:s text:c="2"/>0x00000000</text:p>
      <text:p text:style-name="P11"><text:s text:c="2"/>[ <text:s text:c="6"/>4] <text:s text:c="2"/>0x00000000</text:p>
      <text:p text:style-name="P11"><text:s text:c="2"/>[ <text:s text:c="6"/>5] <text:s text:c="2"/>0x80000009</text:p>
      <text:p text:style-name="P11"><text:s text:c="2"/>[ <text:s text:c="6"/>6] <text:s text:c="2"/>0x00000000</text:p>
      <text:p text:style-name="P11"><text:s text:c="2"/>[ <text:s text:c="6"/>7] <text:s text:c="2"/>0x00000000</text:p>
      <text:p text:style-name="P11"><text:s text:c="2"/>[ <text:s text:c="6"/>8] <text:s text:c="2"/>0x80000010</text:p>
      <text:p text:style-name="P11"><text:s text:c="2"/>[ <text:s text:c="6"/>9] <text:s text:c="2"/>0x00000000</text:p>
      <text:p text:style-name="P11"><text:s text:c="2"/>[ <text:s text:c="5"/>10] <text:s text:c="2"/>0x80000013</text:p>
      <text:p text:style-name="P11"><text:s text:c="2"/>[ <text:s text:c="5"/>11] <text:s text:c="2"/>0x00000000</text:p>
      <text:p text:style-name="P11"><text:s text:c="2"/>[ <text:s text:c="5"/>12] <text:s text:c="2"/>0x8000001f</text:p>
      <text:p text:style-name="P11"><text:s text:c="2"/>[ <text:s text:c="5"/>13] <text:s text:c="2"/>0x8000001c</text:p>
      <text:p text:style-name="P11"><text:s text:c="2"/>[ <text:s text:c="5"/>14] <text:s text:c="2"/>0x00000000</text:p>
      <text:p text:style-name="P11"><text:s text:c="2"/>[ <text:s text:c="5"/>15] <text:s text:c="2"/>0x00000000</text:p>
      <text:p text:style-name="P11"/>
      <text:p text:style-name="P11">Virtual Address Trace</text:p>
      <text:p text:style-name="P11"><text:s text:c="2"/>VA 0x00003986 (decimal: <text:s text:c="3"/>14726) --&gt; <text:s/>Invalid (VPN 14 not valid)</text:p>
      <text:p text:style-name="P11"><text:s text:c="6"/>VA <text:s/>= 0011 1001 1000 0110</text:p>
      <text:p text:style-name="P11"><text:s text:c="6"/>VPN = 3</text:p>
      <text:p text:style-name="P11"><text:s text:c="6"/>PFN = Invalid!</text:p>
      <text:p text:style-name="P11"/>
      <text:p text:style-name="P11"><text:s text:c="2"/>VA 0x00002bc6 (decimal: <text:s text:c="3"/>11206) --&gt; 00004fc6 (decimal <text:s text:c="3"/>20422) [VPN 10]</text:p>
      <text:p text:style-name="P11"><text:s text:c="6"/>VA <text:s/>= 0010 1011 1100 0110</text:p>
      <text:p text:style-name="P11"><text:s text:c="6"/>VPN = 0xa = 10</text:p>
      <text:p text:style-name="P11"><text:s text:c="6"/>PFN = 0x13</text:p>
      <text:p text:style-name="P11"><text:s text:c="6"/>PA <text:s/>= 100 1111 1100 0110 = 0x4fc6</text:p>
      <text:p text:style-name="P11"/>
      <text:p text:style-name="P11"><text:s text:c="2"/>VA 0x00001e37 (decimal: <text:s text:c="4"/>7735) --&gt; <text:s/>Invalid (VPN 7 not valid)</text:p>
      <text:p text:style-name="P11"><text:s text:c="6"/>VA <text:s/>= 001 1110 0011 0111</text:p>
      <text:p text:style-name="P11"><text:s text:c="6"/>VPN = 7</text:p>
      <text:p text:style-name="P11"><text:s text:c="6"/>PFN = Invalid!</text:p>
      <text:p text:style-name="P11"/>
      <text:p text:style-name="P11"><text:s text:c="2"/>VA 0x00000671 (decimal: <text:s text:c="4"/>1649) --&gt; <text:s/>Invalid (VPN 1 not valid)</text:p>
      <text:p text:style-name="P11"><text:s text:c="6"/>VA <text:s/>= 0110 0111 0001</text:p>
      <text:p text:style-name="P11"><text:s text:c="6"/>VPN = 1</text:p>
      <text:p text:style-name="P11"><text:s text:c="6"/>PFN = Invalid!</text:p>
      <text:p text:style-name="P11"/>
      <text:p text:style-name="P11"><text:s text:c="2"/>VA 0x00001bc9 (decimal: <text:s text:c="4"/>7113) --&gt; <text:s/>Invalid (VPN 6 not valid)</text:p>
      <text:p text:style-name="P11"><text:s text:c="6"/>VA <text:s/>= 0001 1011 1100 1001</text:p>
      <text:p text:style-name="P11"><text:s text:c="6"/>VPN = 6</text:p>
      <text:p text:style-name="P11"><text:s text:c="6"/>PFN = Invalid!</text:p>
      <text:p text:style-name="P9"/>
      <text:p text:style-name="P7"/>
      <text:p text:style-name="P7"/>
      <text:p text:style-name="P12"><text:soft-page-break/>Command: paging-linear-translate.py <text:s/>-P 1k -a 16k -p 32k -v -u 50</text:p>
      <text:p text:style-name="P12"/>
      <text:p text:style-name="P12">Page Table (from entry 0 down to the max size)</text:p>
      <text:p text:style-name="P12"><text:s text:c="2"/>[ <text:s text:c="6"/>0] <text:s text:c="2"/>0x80000018</text:p>
      <text:p text:style-name="P12"><text:s text:c="2"/>[ <text:s text:c="6"/>1] <text:s text:c="2"/>0x00000000</text:p>
      <text:p text:style-name="P12"><text:s text:c="2"/>[ <text:s text:c="6"/>2] <text:s text:c="2"/>0x00000000</text:p>
      <text:p text:style-name="P12"><text:s text:c="2"/>[ <text:s text:c="6"/>3] <text:s text:c="2"/>0x8000000c</text:p>
      <text:p text:style-name="P12"><text:s text:c="2"/>[ <text:s text:c="6"/>4] <text:s text:c="2"/>0x80000009</text:p>
      <text:p text:style-name="P12"><text:s text:c="2"/>[ <text:s text:c="6"/>5] <text:s text:c="2"/>0x00000000</text:p>
      <text:p text:style-name="P12"><text:s text:c="2"/>[ <text:s text:c="6"/>6] <text:s text:c="2"/>0x8000001d</text:p>
      <text:p text:style-name="P12"><text:s text:c="2"/>[ <text:s text:c="6"/>7] <text:s text:c="2"/>0x80000009</text:p>
      <text:p text:style-name="P12"><text:s text:c="2"/>[ <text:s text:c="6"/>8] <text:s text:c="2"/>0x80000013</text:p>
      <text:p text:style-name="P12"><text:s text:c="2"/>[ <text:s text:c="6"/>9] <text:s text:c="2"/>0x00000000</text:p>
      <text:p text:style-name="P12"><text:s text:c="2"/>[ <text:s text:c="5"/>10] <text:s text:c="2"/>0x8000001f</text:p>
      <text:p text:style-name="P12"><text:s text:c="2"/>[ <text:s text:c="5"/>11] <text:s text:c="2"/>0x8000001c</text:p>
      <text:p text:style-name="P12"><text:s text:c="2"/>[ <text:s text:c="5"/>12] <text:s text:c="2"/>0x00000000</text:p>
      <text:p text:style-name="P12"><text:s text:c="2"/>[ <text:s text:c="5"/>13] <text:s text:c="2"/>0x8000001c</text:p>
      <text:p text:style-name="P12"><text:s text:c="2"/>[ <text:s text:c="5"/>14] <text:s text:c="2"/>0x8000000f</text:p>
      <text:p text:style-name="P12"><text:s text:c="2"/>[ <text:s text:c="5"/>15] <text:s text:c="2"/>0x00000000</text:p>
      <text:p text:style-name="P12"/>
      <text:p text:style-name="P12">Virtual Address Trace</text:p>
      <text:p text:style-name="P12"><text:s text:c="2"/>VA 0x00001bc9 (decimal: <text:s text:c="4"/>7113) --&gt; 000077c9 (decimal <text:s text:c="3"/>30665) [VPN 6]</text:p>
      <text:p text:style-name="P12"><text:s text:c="6"/>VA <text:s/>= 0110 1011 1100 1001</text:p>
      <text:p text:style-name="P12"><text:s text:c="6"/>VPN = 6</text:p>
      <text:p text:style-name="P12"><text:s text:c="6"/>PFN = 0x1d</text:p>
      <text:p text:style-name="P12"><text:s text:c="6"/>PA <text:s/>= 0111 0111 1100 1001 = 0x77c9</text:p>
      <text:p text:style-name="P12"/>
      <text:p text:style-name="P12"><text:s text:c="2"/>VA 0x00002718 (decimal: <text:s text:c="3"/>10008) --&gt; <text:s/>Invalid (VPN 9 not valid)</text:p>
      <text:p text:style-name="P12"><text:s text:c="6"/>VA <text:s/>= 0010 0111 0001 1000</text:p>
      <text:p text:style-name="P12"><text:s text:c="6"/>VPN = 9</text:p>
      <text:p text:style-name="P12"><text:s text:c="6"/>PFN = Invalid!</text:p>
      <text:p text:style-name="P12"/>
      <text:p text:style-name="P12"><text:s text:c="2"/>VA 0x00003a6e (decimal: <text:s text:c="3"/>14958) --&gt; 00003e6e (decimal <text:s text:c="3"/>15982) [VPN 14]</text:p>
      <text:p text:style-name="P12"><text:s text:c="6"/>VA <text:s/>= 0011 1010 0110 1110</text:p>
      <text:p text:style-name="P12"><text:s text:c="6"/>VPN = 14</text:p>
      <text:p text:style-name="P12"><text:s text:c="6"/>PFN = 0xf</text:p>
      <text:p text:style-name="P12"><text:s text:c="6"/>PA <text:s/>= 0011 1110 0110 1110 = 0x3e6e</text:p>
      <text:p text:style-name="P12"/>
      <text:p text:style-name="P12"><text:s text:c="2"/>VA 0x00003ddc (decimal: <text:s text:c="3"/>15836) --&gt; <text:s/>Invalid (VPN 15 not valid)</text:p>
      <text:p text:style-name="P12"><text:s text:c="6"/>VA <text:s/>= 0011 1101 1101 1100</text:p>
      <text:p text:style-name="P12"><text:s text:c="6"/>VPN = 15</text:p>
      <text:p text:style-name="P12"><text:s text:c="6"/>PFN = Invalid!</text:p>
      <text:p text:style-name="P12"/>
      <text:p text:style-name="P12"><text:s text:c="2"/>VA 0x00001e87 (decimal: <text:s text:c="4"/>7815) --&gt; 00002687 (decimal <text:s text:c="4"/>9863) [VPN 7]</text:p>
      <text:p text:style-name="P12"><text:s text:c="6"/>VA <text:s/>= 0001 1110 1000 0111</text:p>
      <text:p text:style-name="P12"><text:s text:c="6"/>VPN = 7</text:p>
      <text:p text:style-name="P12"><text:s text:c="6"/>PFN = 0x9</text:p>
      <text:p text:style-name="P12"><text:s text:c="6"/>PA <text:s/>= 0010 0110 1000 0111 = 0x2687</text:p>
      <text:p text:style-name="P7"/>
      <text:p text:style-name="P13"><text:soft-page-break/>Command: paging-linear-translate.py <text:s/>-P 1k -a 16k -p 32k -v -u 75</text:p>
      <text:p text:style-name="P13">Page Table (from entry 0 down to the max size)</text:p>
      <text:p text:style-name="P13"><text:s text:c="2"/>[ <text:s text:c="6"/>0] <text:s text:c="2"/>0x80000018</text:p>
      <text:p text:style-name="P13"><text:s text:c="2"/>[ <text:s text:c="6"/>1] <text:s text:c="2"/>0x80000008</text:p>
      <text:p text:style-name="P13"><text:s text:c="2"/>[ <text:s text:c="6"/>2] <text:s text:c="2"/>0x8000000c</text:p>
      <text:p text:style-name="P13"><text:s text:c="2"/>[ <text:s text:c="6"/>3] <text:s text:c="2"/>0x80000009</text:p>
      <text:p text:style-name="P13"><text:s text:c="2"/>[ <text:s text:c="6"/>4] <text:s text:c="2"/>0x80000012</text:p>
      <text:p text:style-name="P13"><text:s text:c="2"/>[ <text:s text:c="6"/>5] <text:s text:c="2"/>0x80000010</text:p>
      <text:p text:style-name="P13"><text:s text:c="2"/>[ <text:s text:c="6"/>6] <text:s text:c="2"/>0x80000018</text:p>
      <text:p text:style-name="P13"><text:s text:c="2"/>[ <text:s text:c="6"/>7] <text:s text:c="2"/>0x80000008</text:p>
      <text:p text:style-name="P13"><text:s text:c="2"/>[ <text:s text:c="6"/>8] <text:s text:c="2"/>0x8000001f</text:p>
      <text:p text:style-name="P13"><text:s text:c="2"/>[ <text:s text:c="6"/>9] <text:s text:c="2"/>0x8000001c</text:p>
      <text:p text:style-name="P13"><text:s text:c="2"/>[ <text:s text:c="5"/>10] <text:s text:c="2"/>0x80000017</text:p>
      <text:p text:style-name="P13"><text:s text:c="2"/>[ <text:s text:c="5"/>11] <text:s text:c="2"/>0x80000015</text:p>
      <text:p text:style-name="P13"><text:s text:c="2"/>[ <text:s text:c="5"/>12] <text:s text:c="2"/>0x80000003</text:p>
      <text:p text:style-name="P13"><text:s text:c="2"/>[ <text:s text:c="5"/>13] <text:s text:c="2"/>0x80000013</text:p>
      <text:p text:style-name="P13"><text:s text:c="2"/>[ <text:s text:c="5"/>14] <text:s text:c="2"/>0x8000001e</text:p>
      <text:p text:style-name="P13"><text:s text:c="2"/>[ <text:s text:c="5"/>15] <text:s text:c="2"/>0x8000001b</text:p>
      <text:p text:style-name="P13"/>
      <text:p text:style-name="P13">Virtual Address Trace</text:p>
      <text:p text:style-name="P13"><text:s text:c="2"/>VA 0x000010ab (decimal: <text:s text:c="4"/>4267) --&gt; 000048ab (decimal <text:s text:c="3"/>18603) [VPN 4]</text:p>
      <text:p text:style-name="P13"><text:s text:c="6"/>VA <text:s/>= 0001 0000 1010 1011</text:p>
      <text:p text:style-name="P13"><text:s text:c="6"/>VPN = 4</text:p>
      <text:p text:style-name="P13"><text:s text:c="6"/>PFN = 0x12</text:p>
      <text:p text:style-name="P13"><text:s text:c="6"/>PA <text:s/>= 0100 1000 1010 1011 = 0x48ab</text:p>
      <text:p text:style-name="P13"/>
      <text:p text:style-name="P13"><text:s text:c="2"/>VA 0x00003385 (decimal: <text:s text:c="3"/>13189) --&gt; 00000f85 (decimal <text:s text:c="4"/>3973) [VPN 12]</text:p>
      <text:p text:style-name="P13"><text:s text:c="6"/>VA <text:s/>= 0011 0011 1000 0101</text:p>
      <text:p text:style-name="P13"><text:s text:c="6"/>VPN = 12</text:p>
      <text:p text:style-name="P13"><text:s text:c="6"/>PFN = 0x3</text:p>
      <text:p text:style-name="P13"><text:s text:c="6"/>PA <text:s/>= 1111 1000 0101 = 0xf85</text:p>
      <text:p text:style-name="P13"/>
      <text:p text:style-name="P13"><text:s text:c="2"/>VA 0x0000231d (decimal: <text:s text:c="4"/>8989) --&gt; 00007f1d (decimal <text:s text:c="3"/>32541) [VPN 8]</text:p>
      <text:p text:style-name="P13"><text:s text:c="6"/>VA <text:s/>= 0010 0011 0001 1101 </text:p>
      <text:p text:style-name="P13"><text:s text:c="6"/>VPN = 8</text:p>
      <text:p text:style-name="P13"><text:s text:c="6"/>PFN = 0x1f</text:p>
      <text:p text:style-name="P13"><text:s text:c="6"/>PA <text:s/>= 0x7f1d</text:p>
      <text:p text:style-name="P13"/>
      <text:p text:style-name="P13"><text:s text:c="2"/>VA 0x000000e6 (decimal: <text:s text:c="5"/>230) --&gt; 000060e6 (decimal <text:s text:c="3"/>24806) [VPN 0]</text:p>
      <text:p text:style-name="P13"><text:s text:c="6"/>VA <text:s/>= 1110 0110</text:p>
      <text:p text:style-name="P13"><text:s text:c="6"/>VPN = 0</text:p>
      <text:p text:style-name="P13"><text:s text:c="6"/>PFN = 0x18</text:p>
      <text:p text:style-name="P13"><text:s text:c="6"/>PA <text:s/>= 0110 0000 1110 0110 = 0x60e6</text:p>
      <text:p text:style-name="P13"/>
      <text:p text:style-name="P13"><text:s text:c="2"/>VA 0x00002e0f (decimal: <text:s text:c="3"/>11791) --&gt; 0000560f (decimal <text:s text:c="3"/>22031) [VPN 11]</text:p>
      <text:p text:style-name="P13"><text:s text:c="6"/>VA <text:s/>= 0010 1110 0000 1111</text:p>
      <text:p text:style-name="P13"><text:s text:c="6"/>VPN = 11</text:p>
      <text:p text:style-name="P13"><text:s text:c="6"/>PFN = 0x15</text:p>
      <text:p text:style-name="P13"><text:s text:c="6"/>PA <text:s/>= 0001 0101 10 0000 1111 = 0x560f</text:p>
      <text:p text:style-name="P14"><text:soft-page-break/>Command: paging-linear-translate.py <text:s/>-P 1k -a 16k -p 32k -v -u 100</text:p>
      <text:p text:style-name="P14">Page Table (from entry 0 down to the max size)</text:p>
      <text:p text:style-name="P14"><text:s text:c="2"/>[ <text:s text:c="6"/>0] <text:s text:c="2"/>0x80000018</text:p>
      <text:p text:style-name="P14"><text:s text:c="2"/>[ <text:s text:c="6"/>1] <text:s text:c="2"/>0x80000008</text:p>
      <text:p text:style-name="P14"><text:s text:c="2"/>[ <text:s text:c="6"/>2] <text:s text:c="2"/>0x8000000c</text:p>
      <text:p text:style-name="P14"><text:s text:c="2"/>[ <text:s text:c="6"/>3] <text:s text:c="2"/>0x80000009</text:p>
      <text:p text:style-name="P14"><text:s text:c="2"/>[ <text:s text:c="6"/>4] <text:s text:c="2"/>0x80000012</text:p>
      <text:p text:style-name="P14"><text:s text:c="2"/>[ <text:s text:c="6"/>5] <text:s text:c="2"/>0x80000010</text:p>
      <text:p text:style-name="P14"><text:s text:c="2"/>[ <text:s text:c="6"/>6] <text:s text:c="2"/>0x80000018</text:p>
      <text:p text:style-name="P14"><text:s text:c="2"/>[ <text:s text:c="6"/>7] <text:s text:c="2"/>0x80000008</text:p>
      <text:p text:style-name="P14"><text:s text:c="2"/>[ <text:s text:c="6"/>8] <text:s text:c="2"/>0x8000001f</text:p>
      <text:p text:style-name="P14"><text:s text:c="2"/>[ <text:s text:c="6"/>9] <text:s text:c="2"/>0x8000001c</text:p>
      <text:p text:style-name="P14"><text:s text:c="2"/>[ <text:s text:c="5"/>10] <text:s text:c="2"/>0x80000017</text:p>
      <text:p text:style-name="P14"><text:s text:c="2"/>[ <text:s text:c="5"/>11] <text:s text:c="2"/>0x80000015</text:p>
      <text:p text:style-name="P14"><text:s text:c="2"/>[ <text:s text:c="5"/>12] <text:s text:c="2"/>0x80000003</text:p>
      <text:p text:style-name="P14"><text:s text:c="2"/>[ <text:s text:c="5"/>13] <text:s text:c="2"/>0x80000013</text:p>
      <text:p text:style-name="P14"><text:s text:c="2"/>[ <text:s text:c="5"/>14] <text:s text:c="2"/>0x8000001e</text:p>
      <text:p text:style-name="P14"><text:s text:c="2"/>[ <text:s text:c="5"/>15] <text:s text:c="2"/>0x8000001b</text:p>
      <text:p text:style-name="P14"/>
      <text:p text:style-name="P14">Virtual Address Trace</text:p>
      <text:p text:style-name="P14"><text:s text:c="2"/>VA 0x000010ab (decimal: <text:s text:c="4"/>4267) --&gt; 000048ab (decimal <text:s text:c="3"/>18603) [VPN 4]</text:p>
      <text:p text:style-name="P14"><text:s text:c="6"/>VA <text:s/>= 0001 0000 1010 1011</text:p>
      <text:p text:style-name="P14"><text:s text:c="6"/>VPN = 4</text:p>
      <text:p text:style-name="P14"><text:s text:c="6"/>PFN = 0x12</text:p>
      <text:p text:style-name="P14"><text:s text:c="6"/>PA <text:s/>= 0100 1000 1010 1011 = 0x48ab</text:p>
      <text:p text:style-name="P14"/>
      <text:p text:style-name="P14"><text:s text:c="2"/>VA 0x00003385 (decimal: <text:s text:c="3"/>13189) --&gt; 00000f85 (decimal <text:s text:c="4"/>3973) [VPN 12]</text:p>
      <text:p text:style-name="P14"><text:s text:c="6"/>VA <text:s/>= 0011 0011 1000 0101</text:p>
      <text:p text:style-name="P14"><text:s text:c="6"/>VPN = 12</text:p>
      <text:p text:style-name="P14"><text:s text:c="6"/>PFN = 0x3</text:p>
      <text:p text:style-name="P14"><text:s text:c="6"/>PA <text:s/>= 1111 1000 0101 = 0xf85</text:p>
      <text:p text:style-name="P14"/>
      <text:p text:style-name="P14"><text:s text:c="2"/>VA 0x0000231d (decimal: <text:s text:c="4"/>8989) --&gt; 00007f1d (decimal <text:s text:c="3"/>32541) [VPN 8]</text:p>
      <text:p text:style-name="P14"><text:s text:c="6"/>VA <text:s/>= 0010 0011 0001 1101 </text:p>
      <text:p text:style-name="P14"><text:s text:c="6"/>VPN = 8</text:p>
      <text:p text:style-name="P14"><text:s text:c="6"/>PFN = 0x1f</text:p>
      <text:p text:style-name="P14"><text:s text:c="6"/>PA <text:s/>= 0x7f1d</text:p>
      <text:p text:style-name="P14"/>
      <text:p text:style-name="P14"><text:s text:c="2"/>VA 0x000000e6 (decimal: <text:s text:c="5"/>230) --&gt; 000060e6 (decimal <text:s text:c="3"/>24806) [VPN 0]</text:p>
      <text:p text:style-name="P14"><text:s text:c="6"/>VA <text:s/>= 1110 0110</text:p>
      <text:p text:style-name="P14"><text:s text:c="6"/>VPN = 0</text:p>
      <text:p text:style-name="P14"><text:s text:c="6"/>PFN = 0x18</text:p>
      <text:p text:style-name="P14"><text:s text:c="6"/>PA <text:s/>= 0110 0000 1110 0110 = 0x60e6</text:p>
      <text:p text:style-name="P14"/>
      <text:p text:style-name="P14"><text:s text:c="2"/>VA 0x00002e0f (decimal: <text:s text:c="3"/>11791) --&gt; 0000560f (decimal <text:s text:c="3"/>22031) [VPN 11]</text:p>
      <text:p text:style-name="P14"><text:s text:c="6"/>VA <text:s/>= 0010 1110 0000 1111</text:p>
      <text:p text:style-name="P14"><text:s text:c="6"/>VPN = 11</text:p>
      <text:p text:style-name="P14"><text:s text:c="6"/>PFN = 0x15</text:p>
      <text:p text:style-name="P14"><text:s text:c="6"/>PA <text:s/>= 0001 0101 10 0000 1111 = 0x560f</text:p>
      <text:p text:style-name="P15"><text:soft-page-break/>As the percentage of pages allocated to each space increases, <text:span text:style-name="T8">more valid pages exist. In this situation, the entries that existed for 75% and 100% were the same.</text:span></text:p>
      <text:p text:style-name="P7"/>
      <text:p text:style-name="P7">3)</text:p>
      <text:p text:style-name="P19">Command: paging-linear-translate.py -P 8 -a 32 -p 1024 -v -s 1</text:p>
      <text:p text:style-name="P19">32B AS -&gt; 5 bit VA, 8B Page Size -&gt; 3 bit offset</text:p>
      <text:p text:style-name="P19">Page Table (from entry 0 down to the max size)</text:p>
      <text:p text:style-name="P19"><text:s text:c="2"/>[ <text:s text:c="6"/>0] <text:s text:c="2"/>0x00000000</text:p>
      <text:p text:style-name="P19"><text:s text:c="2"/>[ <text:s text:c="6"/>1] <text:s text:c="2"/>0x80000061</text:p>
      <text:p text:style-name="P19"><text:s text:c="2"/>[ <text:s text:c="6"/>2] <text:s text:c="2"/>0x00000000</text:p>
      <text:p text:style-name="P19"><text:s text:c="2"/>[ <text:s text:c="6"/>3] <text:s text:c="2"/>0x00000000</text:p>
      <text:p text:style-name="P19"/>
      <text:p text:style-name="P19">Virtual Address Trace</text:p>
      <text:p text:style-name="P19"><text:s text:c="2"/>VA 0x0000000e (decimal: <text:s text:c="6"/>14) --&gt; 0000030e (decimal <text:s text:c="5"/>782) [VPN 1]</text:p>
      <text:p text:style-name="P19"><text:s text:c="6"/>VA <text:s/>= 1110</text:p>
      <text:p text:style-name="P19"><text:s text:c="6"/>VPN = 1</text:p>
      <text:p text:style-name="P19"><text:s text:c="6"/>PFN = 0x61</text:p>
      <text:p text:style-name="P19"><text:s text:c="6"/>PA <text:s/>= 0110 0001 1110 = 0x30e </text:p>
      <text:p text:style-name="P19"/>
      <text:p text:style-name="P19"><text:s text:c="2"/>VA 0x00000014 (decimal: <text:s text:c="6"/>20) --&gt; <text:s/>Invalid (VPN 2 not valid)</text:p>
      <text:p text:style-name="P19"><text:s text:c="6"/>VA <text:s/>= 1 0100</text:p>
      <text:p text:style-name="P19"><text:s text:c="6"/>VPN = 2</text:p>
      <text:p text:style-name="P19"><text:s text:c="6"/>PFN = Invalid!</text:p>
      <text:p text:style-name="P19"/>
      <text:p text:style-name="P19"><text:s text:c="2"/>VA 0x00000019 (decimal: <text:s text:c="6"/>25) --&gt; <text:s/>Invalid (VPN 3 not valid)</text:p>
      <text:p text:style-name="P19"><text:s text:c="6"/>VA <text:s/>= 1 1001</text:p>
      <text:p text:style-name="P19"><text:s text:c="6"/>VPN = 3</text:p>
      <text:p text:style-name="P19"><text:s text:c="6"/>PFN = Invalid!</text:p>
      <text:p text:style-name="P19"/>
      <text:p text:style-name="P19"><text:s text:c="2"/>VA 0x00000003 (decimal: <text:s text:c="7"/>3) --&gt; <text:s/>Invalid (VPN 0 not valid)</text:p>
      <text:p text:style-name="P19"><text:s text:c="6"/>VA <text:s/>= 1 0100</text:p>
      <text:p text:style-name="P19"><text:s text:c="6"/>VPN = 0</text:p>
      <text:p text:style-name="P19"><text:s text:c="6"/>PFN = Invalid!</text:p>
      <text:p text:style-name="P19"/>
      <text:p text:style-name="P19"><text:s text:c="2"/>VA 0x00000000 (decimal: <text:s text:c="7"/>0) --&gt; <text:s/>Invalid (VPN 0 not valid)</text:p>
      <text:p text:style-name="P19"><text:s text:c="6"/>VA <text:s/>= 1 0100</text:p>
      <text:p text:style-name="P19"><text:s text:c="6"/>VPN = 0</text:p>
      <text:p text:style-name="P19"><text:s text:c="6"/>PFN = Invalid!</text:p>
      <text:p text:style-name="P7">-----------------------------------------------------------------------------------</text:p>
      <text:p text:style-name="P18">paging-linear-translate.py -P 8k -a 32k -p 1m -v -s 2</text:p>
      <text:p text:style-name="P18"><text:s text:c="2"/>VA 0x000055b9 (decimal: <text:s text:c="3"/>21945) --&gt; <text:s/>Invalid (VPN 2 not valid)</text:p>
      <text:p text:style-name="P18"><text:s text:c="6"/>VA <text:s/>= 0101 0101 1011 1001</text:p>
      <text:p text:style-name="P18"><text:s text:c="6"/>VPN = 2</text:p>
      <text:p text:style-name="P18"><text:s text:c="6"/>PFN = Invalid!</text:p>
      <text:p text:style-name="P18"/>
      <text:p text:style-name="P18"><text:s text:c="2"/>VA 0x00002771 (decimal: <text:s text:c="3"/>10097) --&gt; <text:s/>Invalid (VPN 1 not valid)</text:p>
      <text:p text:style-name="P18"><text:s text:c="6"/>VA <text:s/>= 0010 0111 0111 0001 </text:p>
      <text:p text:style-name="P18"><text:s text:c="6"/>VPN = 1</text:p>
      <text:p text:style-name="P18"><text:s text:c="6"/>PFN = Invalid!</text:p>
      <text:p text:style-name="P18"><text:soft-page-break/></text:p>
      <text:p text:style-name="P18"><text:s text:c="2"/>VA 0x00004d8f (decimal: <text:s text:c="3"/>19855) --&gt; <text:s/>Invalid (VPN 2 not valid)</text:p>
      <text:p text:style-name="P18"><text:s text:c="6"/>VA <text:s/>= 0100 1101 1000 1111 </text:p>
      <text:p text:style-name="P18"><text:s text:c="6"/>VPN = 2</text:p>
      <text:p text:style-name="P18"><text:s text:c="6"/>PFN = Invalid!</text:p>
      <text:p text:style-name="P18"/>
      <text:p text:style-name="P18"><text:s text:c="2"/>VA 0x00004dab (decimal: <text:s text:c="3"/>19883) --&gt; <text:s/>Invalid (VPN 2 not valid)</text:p>
      <text:p text:style-name="P18"><text:s text:c="6"/>VA <text:s/>= 0100 1101 1010 1011 </text:p>
      <text:p text:style-name="P18"><text:s text:c="6"/>VPN = 2</text:p>
      <text:p text:style-name="P18"><text:s text:c="6"/>PFN = Invalid!</text:p>
      <text:p text:style-name="P18"/>
      <text:p text:style-name="P18"><text:s text:c="2"/>VA 0x00004a64 (decimal: <text:s text:c="3"/>19044) --&gt; <text:s/>Invalid (VPN 2 not valid)</text:p>
      <text:p text:style-name="P18"><text:s text:c="6"/>VA <text:s/>= 0100 1010 0110 0100 </text:p>
      <text:p text:style-name="P18"><text:s text:c="6"/>VPN = 2</text:p>
      <text:p text:style-name="P18"><text:s text:c="6"/>PFN = Invalid!</text:p>
      <text:p text:style-name="P18"/>
      <text:p text:style-name="P8">-----------------------------------------------------------------------------------</text:p>
      <text:p text:style-name="P17">Command: paging-linear-translate.py -P 1m -a 256m -p 512m -v -s 3</text:p>
      <text:p text:style-name="P17"><text:s text:c="2"/>VA 0x0c63244f (decimal: 207823951) --&gt; 1773244f (decimal 393421903) [VPN 198]</text:p>
      <text:p text:style-name="P17"><text:s text:c="6"/>VA <text:s/>= 1100 0110 0011 0010 0100 0100 1111</text:p>
      <text:p text:style-name="P17"><text:s text:c="6"/>VPN = 198</text:p>
      <text:p text:style-name="P17"><text:s text:c="6"/>PFN = 0x177</text:p>
      <text:p text:style-name="P17"><text:s text:c="6"/>PA <text:s/>= 1 0111 0111 0011 0010 0100 0100 1111 = 0x1773244f</text:p>
      <text:p text:style-name="P17"/>
      <text:p text:style-name="P17"><text:s text:c="2"/>VA 0x024c3a22 (decimal: 38550050) --&gt; 06cc3a22 (decimal 114047522) [VPN 36]</text:p>
      <text:p text:style-name="P17"><text:s text:c="6"/>VA <text:s/>= 0010 0100 1100 0011 1010 0010 0010</text:p>
      <text:p text:style-name="P17"><text:s text:c="6"/>VPN = 36</text:p>
      <text:p text:style-name="P17"><text:s text:c="6"/>PFN = 0x6c </text:p>
      <text:p text:style-name="P17"><text:s text:c="6"/>PA <text:s/>= 0110 1100 1100 0011 1010 0010 0010 = 0x6cc3a22</text:p>
      <text:p text:style-name="P17"/>
      <text:p text:style-name="P17"><text:s text:c="2"/>VA 0x0fdc0755 (decimal: 266078037) --&gt; <text:s/>Invalid (VPN 253 not valid)</text:p>
      <text:p text:style-name="P17"><text:s text:c="6"/>VA <text:s/>= 1111 1101 1100 0000 0111 0101 0101</text:p>
      <text:p text:style-name="P17"><text:s text:c="6"/>VPN = 253</text:p>
      <text:p text:style-name="P17"><text:s text:c="6"/>PFN = Invalid!</text:p>
      <text:p text:style-name="P17"/>
      <text:p text:style-name="P17"/>
      <text:p text:style-name="P17"><text:s text:c="2"/>VA 0x07ac666b (decimal: 128738923) --&gt; 1dac666b (decimal 497837675) [VPN 122]</text:p>
      <text:p text:style-name="P17"><text:s text:c="6"/>VA <text:s/>= 0111 1010 1100 0110 0110 0110 1011</text:p>
      <text:p text:style-name="P17"><text:s text:c="6"/>VPN = 122</text:p>
      <text:p text:style-name="P17"><text:s text:c="6"/>PFN = 0x1da</text:p>
      <text:p text:style-name="P17"><text:s text:c="6"/>PA <text:s/>= 1 1101 1010 1100 0110 0110 0110 1011 = 0x1da666b</text:p>
      <text:p text:style-name="P17"/>
      <text:p text:style-name="P17"><text:s text:c="2"/>VA 0x099581b2 (decimal: 160793010) --&gt; <text:s/>Invalid (VPN 153 not valid)</text:p>
      <text:p text:style-name="P17"><text:s text:c="6"/>VA <text:s/>= 1001 1001 0101 1000 0001 1011 0010 </text:p>
      <text:p text:style-name="P17"><text:s text:c="6"/>VPN = 153</text:p>
      <text:p text:style-name="P17"><text:s text:c="6"/>PFN = Invalid!</text:p>
      <text:p text:style-name="P17"/>
      <text:p text:style-name="P4"/>
      <text:p text:style-name="P4"/>
      <text:p text:style-name="P20"><text:soft-page-break/>For the first command: paging-linear-translate.py -P 8 -a 32 -p 1024 -v -s 1</text:p>
      <text:p text:style-name="P20">8 byte pages, 32 byte address space, and 1024 byte memory are extremely small, and not practical on modern machines. <text:span text:style-name="T9">The string “Hello World” would not even fit in a single page. I couldn’t even imagine an embedded system having such a small address space</text:span></text:p>
      <text:p text:style-name="P20"/>
      <text:p text:style-name="P4">4)</text:p>
      <text:p text:style-name="P4"/>
      <text:p text:style-name="P4">If the address space is larger than physical memory, then the program does not work and throws an error. <text:span text:style-name="T3">This makes sense, because the address space maps to physical memory, and you cannot map virtual memory to memory that does not exist.</text:span></text:p>
      <text:p text:style-name="P4"/>
      <text:p text:style-name="P5">In a similar situation, if the <text:span text:style-name="T4">page size</text:span> is the same size as the <text:span text:style-name="T4">address space</text:span>, then the program still works, but we only have one page for the entire physical memory, which defeats the purpose of paging. </text:p>
      <text:p text:style-name="P5"/>
      <text:p text:style-name="P6">The program will not work if the page size is larger than the address space. There is no page table as output in this situ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5T18:31:22.893755220</meta:creation-date>
    <dc:date>2016-11-06T17:18:26.406955511</dc:date>
    <meta:editing-duration>PT22H5M18S</meta:editing-duration>
    <meta:editing-cycles>29</meta:editing-cycles>
    <meta:generator>LibreOffice/5.1.6.2.0$Linux_X86_64 LibreOffice_project/10$Build-2</meta:generator>
    <meta:document-statistic meta:table-count="0" meta:image-count="0" meta:object-count="0" meta:page-count="8" meta:paragraph-count="290" meta:word-count="1760" meta:character-count="10683" meta:non-whitespace-character-count="7349"/>
  </office:meta>
</office:document-meta>
</file>